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129" officeooo:paragraph-rsid="0016a129"/>
    </style:style>
    <style:style style:name="P2" style:family="paragraph" style:parent-style-name="Standard">
      <style:text-properties officeooo:rsid="00181a0c" officeooo:paragraph-rsid="00181a0c"/>
    </style:style>
    <style:style style:name="P3" style:family="paragraph" style:parent-style-name="Standard">
      <style:text-properties officeooo:rsid="001a0aeb" officeooo:paragraph-rsid="001a0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s:</text:p>
      <text:p text:style-name="P1"/>
      <text:p text:style-name="P2">Flash is used with a redirect.</text:p>
      <text:p text:style-name="P2"/>
      <text:p text:style-name="P3">Ctp-week4-movies-rate: look up the thing to understand how things work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8:55:22.408000000</meta:creation-date>
    <dc:date>2015-11-10T19:54:56.968000000</dc:date>
    <meta:editing-duration>PT44M18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3" meta:word-count="17" meta:character-count="111" meta:non-whitespace-character-count="97"/>
  </office:meta>
</office:document-meta>
</file>